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9" style:family="paragraph" style:parent-style-name="_5f_Footer_20_page_20_impaire_20__28_D_29_">
      <style:text-properties officeooo:paragraph-rsid="01316a8b"/>
    </style:style>
    <style:style style:name="P10" style:family="paragraph" style:parent-style-name="_5f_Footer_20_page_20_impaire_20__28_D_29_"/>
    <style:style style:name="P1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16" style:family="paragraph" style:parent-style-name="_5f_Footer_20_page_20_paire_20__28_G_29_">
      <style:text-properties officeooo:paragraph-rsid="013b50d8"/>
    </style:style>
    <style:style style:name="P17" style:family="paragraph" style:parent-style-name="_5f_Footer_20_page_20_paire_20__28_G_29_">
      <style:text-properties officeooo:paragraph-rsid="01397109"/>
    </style:style>
    <style:style style:name="P18" style:family="paragraph" style:parent-style-name="_5f_Footer_20_page_20_paire_20__28_G_29_">
      <style:text-properties officeooo:paragraph-rsid="0135ac9e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/>
    <style:style style:name="P22" style:family="paragraph" style:parent-style-name="_5f_Header_20_D_20_page_20_paire_20__28_G_29_">
      <style:text-properties officeooo:rsid="0101821f" officeooo:paragraph-rsid="0101821f"/>
    </style:style>
    <style:style style:name="P23" style:family="paragraph" style:parent-style-name="_5f_Header_20_D_20_page_20_paire_20__28_G_29_">
      <style:text-properties officeooo:paragraph-rsid="00fe4814"/>
    </style:style>
    <style:style style:name="P2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5" style:family="paragraph" style:parent-style-name="_5f_Header_20_G_20_page_20_paire_20__28_G_29_">
      <style:text-properties officeooo:rsid="00ff3616" officeooo:paragraph-rsid="00ff3616"/>
    </style:style>
    <style:style style:name="P26" style:family="paragraph" style:parent-style-name="_5f_Header_20_M_20_page_20_impaire_20__28_D_29_">
      <style:text-properties officeooo:rsid="01035d0f" officeooo:paragraph-rsid="01035d0f"/>
    </style:style>
    <style:style style:name="P27" style:family="paragraph" style:parent-style-name="_5f_Header_20_M_20_page_20_paire_20__28_G_29_">
      <style:text-properties officeooo:rsid="0101a5c8" officeooo:paragraph-rsid="0101a5c8"/>
    </style:style>
    <style:style style:name="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9" style:family="paragraph" style:parent-style-name="_5f_Paragraphe_5f_Réponse_5f_Elève_5f_Bullet" style:list-style-name="List_20_1"/>
    <style:style style:name="P30" style:family="paragraph" style:parent-style-name="_5f_Paragraphe_5f_Réponse_5f_Elève_5f_Bullet" style:list-style-name=""/>
    <style:style style:name="P31" style:family="paragraph" style:parent-style-name="_5f_Paragraphe_5f_avec_5f_Num_5f_Question" style:list-style-name="_5f_Numérotation_20_des_20_exercices"/>
    <style:style style:name="P32" style:family="paragraph" style:parent-style-name="_5f_Premier_5f_Titre_5f_Exercices_5f_avec_5f_Num_5f_Exo_5f_sans_5f_Titre" style:list-style-name="_5f_Numérotation_20_des_20_exercices"/>
    <style:style style:name="P33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4" style:family="paragraph" style:parent-style-name="_5f_Titre_5f_Exercices_5f_avec_5f_Titre" style:list-style-name="_5f_Numérotation_20_des_20_exercices"/>
    <style:style style:name="P35" style:family="paragraph" style:parent-style-name="_5f_Titre_5f_Exercices_5f_sans_5f_Titre" style:list-style-name="_5f_Numérotation_20_des_20_exercices"/>
    <style:style style:name="P36" style:family="paragraph"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7fb241"/>
    </style:style>
    <style:style style:name="P52" style:family="paragraph">
      <loext:graphic-properties draw:fill="solid" draw:fill-color="#9d0f89"/>
    </style:style>
    <style:style style:name="P5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1ca2b8"/>
    </style:style>
    <style:style style:name="P55" style:family="paragraph">
      <loext:graphic-properties draw:fill="solid" draw:fill-color="#d7e12c"/>
    </style:style>
    <style:style style:name="P5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" style:family="graphic">
      <style:graphic-properties loext:decorative="false" style:run-through="foreground"/>
    </style:style>
    <style:style style:name="gr4" style:family="graphic">
      <style:graphic-properties draw:stroke="solid" svg:stroke-width="0.028cm" svg:stroke-color="#000000" draw:marker-start="" draw:marker-start-width="0.312cm" draw:marker-start-center="false" draw:marker-end="" draw:marker-end-width="0.312cm" draw:marker-end-center="false" draw:fill="solid" draw:fill-color="#00b8ff" draw:textarea-horizontal-align="center" draw:textarea-vertical-align="middle" fo:padding-top="0.012cm" fo:padding-bottom="0.012cm" fo:padding-left="0.012cm" fo:padding-right="0.012cm" fo:wrap-option="wrap" draw:shadow="hidden" draw:shadow-offset-x="0.3cm" draw:shadow-offset-y="0.3cm" draw:shadow-color="#808080" loext:decorative="false" style:run-through="foreground"/>
    </style:style>
    <style:style style:name="gr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9cm" fo:min-width="0.27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loext:decorative="false" fo:margin-left="0.4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83cm" fo:min-width="0.65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96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style:writing-mode="lr-tb" loext:decorative="false" fo:margin-left="0.4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writing-mode="lr-tb" loext:decorative="false" fo:margin-left="0.499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24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284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6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6cm" fo:min-width="0.87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style:writing-mode="lr-tb" loext:decorative="false" style:run-through="foreground"/>
    </style:style>
    <style:style style:name="gr34" style:family="graphic">
      <style:graphic-properties draw:stroke="solid" draw:stroke-dash="Dashed_20__28_var_29__20_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21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5cm" fo:min-width="0.87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3" text:outline-level="1"><text:span text:style-name="_5f_Caractères">Voici un parallélogramme.</text:span></text:h>
          <text:list>
            <text:list-item>
              <text:h text:style-name="P31" text:outline-level="2"><draw:g text:anchor-type="paragraph" draw:z-index="69" draw:name="Objet de groupe 4" draw:style-name="gr1"><draw:frame draw:style-name="gr2" draw:text-style-name="P37" svg:width="0.336cm" svg:height="0.664cm" svg:x="4.778cm" svg:y="-0.018cm"><draw:text-box><text:p text:style-name="P36"><text:span text:style-name="T7">P</text:span></text:p></draw:text-box></draw:frame><draw:frame draw:style-name="gr2" draw:text-style-name="P37" svg:width="0.339cm" svg:height="0.664cm" svg:x="8.685cm" svg:y="0.982cm"><draw:text-box><text:p text:style-name="P36"><text:span text:style-name="T7">A</text:span></text:p></draw:text-box></draw:frame><draw:frame draw:style-name="gr2" draw:text-style-name="P37" svg:width="0.339cm" svg:height="0.664cm" svg:x="7.324cm" svg:y="2.683cm"><draw:text-box><text:p text:style-name="P36"><text:span text:style-name="T7">R</text:span></text:p></draw:text-box></draw:frame><draw:frame draw:style-name="gr2" draw:text-style-name="P37" svg:width="0.339cm" svg:height="0.664cm" svg:x="3.071cm" svg:y="1.321cm"><draw:text-box><text:p text:style-name="P36"><text:span text:style-name="T7">C</text:span></text:p></draw:text-box></draw:frame><draw:g draw:style-name="gr3"><draw:line draw:style-name="gr4" draw:text-style-name="P38" svg:x1="5.073cm" svg:y1="0.387cm" svg:x2="8.87cm" svg:y2="1.548cm"><text:p/></draw:line><draw:line draw:style-name="gr4" draw:text-style-name="P38" svg:x1="3.409cm" svg:y1="1.761cm" svg:x2="7.205cm" svg:y2="2.921cm"><text:p/></draw:line><draw:line draw:style-name="gr4" draw:text-style-name="P38" svg:x1="3.409cm" svg:y1="1.762cm" svg:x2="5.073cm" svg:y2="0.387cm"><text:p/></draw:line><draw:line draw:style-name="gr4" draw:text-style-name="P38" svg:x1="7.207cm" svg:y1="2.921cm" svg:x2="8.873cm" svg:y2="1.547cm"><text:p/></draw:line><draw:line draw:style-name="gr5" draw:text-style-name="P39" svg:x1="5.073cm" svg:y1="0.387cm" svg:x2="7.205cm" svg:y2="2.922cm"><text:p/></draw:line><draw:line draw:style-name="gr5" draw:text-style-name="P39" svg:x1="3.409cm" svg:y1="1.761cm" svg:x2="8.87cm" svg:y2="1.547cm"><text:p/></draw:line></draw:g><draw:frame draw:style-name="gr2" draw:text-style-name="P37" svg:width="0.338cm" svg:height="0.664cm" svg:x="5.987cm" svg:y="1.083cm"><draw:text-box><text:p text:style-name="P36"><text:span text:style-name="T7">O</text:span></text:p></draw:text-box></draw:frame></draw:g><text:span text:style-name="_5f_Caractères">Écris tous les noms possibles pour ce parallélogramme.</text:span></text:h>
            </text:list-item>
          </text:list>
        </text:list-item>
      </text:list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list xml:id="list83709252305084" text:continue-numbering="true" text:style-name="_5f_Numérotation_20_des_20_exercices">
        <text:list-item>
          <text:list>
            <text:list-item>
              <text:h text:style-name="P31" text:outline-level="2"><text:span text:style-name="_5f_Caractères">Sur la même figure, repasse en vert le côté opposé à [PA], en bleu un côté consécutif à [PC], en rouge l'angle opposé à </text:span><text:span text:style-name="_5f_Caractères_5f_espacement_5f_-0_2c_3pt"><draw:frame draw:style-name="fr2" draw:name="Objet1" text:anchor-type="as-char" svg:y="-0.381cm" svg:width="0.709cm" svg:height="0.464cm" draw:z-index="7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/>et en violet un angle consécutif à </text:span><text:span text:style-name="_5f_Caractères_5f_espacement_5f_-0_2c_3pt"><draw:frame draw:style-name="fr2" draw:name="Objet2" text:anchor-type="as-char" svg:y="-0.376cm" svg:width="0.681cm" svg:height="0.459cm" draw:z-index="7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.</text:span></text:h>
            </text:list-item>
            <text:list-item>
              <text:h text:style-name="P31" text:outline-level="2"><text:span text:style-name="_5f_Caractères">Complète les phrases suivantes avec les mots : sommets, côtés, diagonales, angles, opposés, consécutifs. </text:span></text:h>
            </text:list-item>
          </text:list>
        </text:list-item>
      </text:list>
      <text:list text:style-name="List_20_1">
        <text:list-item>
          <text:p text:style-name="P29"><text:span text:style-name="_5f_Caractères">Les segments [CP] et [PA] sont des <text:line-break/></text:span><text:span text:style-name="_5f_pointillés_20_gris">……….………... </text:span><text:span text:style-name="_5f_Caractères"><text:s text:c="2"/></text:span><text:span text:style-name="_5f_pointillés_20_gris">……..…………..</text:span></text:p>
        </text:list-item>
        <text:list-item>
          <text:p text:style-name="P29"><text:span text:style-name="_5f_Caractères">Les points A et C sont des <text:line-break/></text:span><text:span text:style-name="_5f_pointillés_20_gris">……….………... </text:span><text:span text:style-name="_5f_Caractères"><text:s text:c="2"/></text:span><text:span text:style-name="_5f_pointillés_20_gris">……..…………..</text:span></text:p>
        </text:list-item>
        <text:list-item>
          <text:p text:style-name="P29"><text:span text:style-name="_5f_Caractères">Les segments [PR] et [CA] sont des <text:line-break/></text:span><text:span text:style-name="_5f_pointillés_20_gris">……………..…….…………..</text:span></text:p>
        </text:list-item>
        <text:list-item>
          <text:p text:style-name="P29"><text:span text:style-name="_5f_Caractères">Les points A et P sont des <text:line-break/></text:span><text:span text:style-name="_5f_pointillés_20_gris">……….………... </text:span><text:span text:style-name="_5f_Caractères"><text:s text:c="2"/></text:span><text:span text:style-name="_5f_pointillés_20_gris">……..…………..</text:span></text:p>
        </text:list-item>
        <text:list-item>
          <text:p text:style-name="P29"><text:span text:style-name="_5f_Caractères"><draw:frame draw:style-name="fr2" draw:name="Objet3" text:anchor-type="as-char" svg:y="-0.376cm" svg:width="0.681cm" svg:height="0.459cm" draw:z-index="7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et </text:span><text:span text:style-name="_5f_Caractères"><draw:frame draw:style-name="fr2" draw:name="Objet4" text:anchor-type="as-char" svg:y="-0.381cm" svg:width="0.69cm" svg:height="0.464cm" draw:z-index="7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<text:s/>sont des </text:span><text:span text:style-name="_5f_pointillés_20_gris">…………...….. </text:span><text:span text:style-name="_5f_Caractères"><text:s text:c="2"/></text:span><text:span text:style-name="_5f_pointillés_20_gris">……...………..</text:span></text:p>
        </text:list-item>
        <text:list-item>
          <text:p text:style-name="P29"><text:span text:style-name="_5f_Caractères">Les segments [PA] et [CR] sont des <text:line-break/></text:span><text:span text:style-name="_5f_pointillés_20_gris">……….………... </text:span><text:span text:style-name="_5f_Caractères"><text:s text:c="2"/></text:span><text:span text:style-name="_5f_pointillés_20_gris">……..…………..</text:span></text:p>
        </text:list-item>
        <text:list-item>
          <text:p text:style-name="P29"><text:span text:style-name="_5f_Caractères"><draw:frame draw:style-name="fr2" draw:name="Objet5" text:anchor-type="as-char" svg:y="-0.381cm" svg:width="0.73cm" svg:height="0.464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/>et </text:span><text:span text:style-name="_5f_Caractères"><draw:frame draw:style-name="fr2" draw:name="Objet6" text:anchor-type="as-char" svg:y="-0.381cm" svg:width="0.69cm" svg:height="0.464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<text:s/>sont des </text:span><text:span text:style-name="_5f_pointillés_20_gris">…..……….….. </text:span><text:span text:style-name="_5f_Caractères"><text:s text:c="2"/></text:span><text:span text:style-name="_5f_pointillés_20_gris">……...…...…..</text:span></text:p>
        </text:list-item>
      </text:list>
      <text:h text:style-name="_5f_Paragraphe_5f_2pt" text:outline-level="1"><text:span text:style-name="_5f_pointillés_20_gris"/></text:h>
      <text:list text:continue-list="list83709252305084" text:style-name="_5f_Numérotation_20_des_20_exercices">
        <text:list-item>
          <text:list>
            <text:list-item>
              <text:h text:style-name="P31" text:outline-level="2"><text:span text:style-name="_5f_Caractères">Complète les phrases.</text:span></text:h>
            </text:list-item>
          </text:list>
        </text:list-item>
      </text:list>
      <text:p text:style-name="P30"><text:span text:style-name="_5f_Caractères">Les points </text:span><text:span text:style-name="_5f_pointillés_20_gris">….... </text:span><text:span text:style-name="_5f_Caractères">et </text:span><text:span text:style-name="_5f_pointillés_20_gris">….... </text:span><text:span text:style-name="_5f_Caractères">sont symétriques par rapport à O, ainsi que les points </text:span><text:span text:style-name="_5f_pointillés_20_gris">...…. </text:span><text:span text:style-name="_5f_Caractères">et </text:span><text:span text:style-name="_5f_pointillés_20_gris">……..</text:span></text:p>
      <text:p text:style-name="P30"><text:span text:style-name="_5f_Caractères">Les segments </text:span><text:span text:style-name="_5f_pointillés_20_gris">….... </text:span><text:span text:style-name="_5f_Caractères">et </text:span><text:span text:style-name="_5f_pointillés_20_gris">….... </text:span><text:span text:style-name="_5f_Caractères">sont symétriques par rapport à O, de même que les segments </text:span><text:span text:style-name="_5f_pointillés_20_gris">…... </text:span><text:span text:style-name="_5f_Caractères">et </text:span><text:span text:style-name="_5f_pointillés_20_gris">…...</text:span></text:p>
      <text:p text:style-name="P30"><text:span text:style-name="_5f_Caractères">Les angles </text:span><text:span text:style-name="_5f_pointillés_20_gris">….... </text:span><text:span text:style-name="_5f_Caractères">et </text:span><text:span text:style-name="_5f_pointillés_20_gris">….... </text:span><text:span text:style-name="_5f_Caractères">sont symétriques par rapport à O, de même que les angles </text:span><text:span text:style-name="_5f_pointillés_20_gris">…... </text:span><text:span text:style-name="_5f_Caractères">et </text:span><text:span text:style-name="_5f_pointillés_20_gris">……..</text:span></text:p>
      <text:list text:continue-numbering="true" text:style-name="_5f_Numérotation_20_des_20_exercices">
        <text:list-item>
          <text:h text:style-name="P32" text:outline-level="1"><draw:g text:anchor-type="paragraph" draw:z-index="30" draw:name="Objet de groupe 2" draw:style-name="gr27"><draw:frame draw:style-name="gr28" draw:text-style-name="P37" svg:width="0.249cm" svg:height="0.415cm" svg:x="4.016cm" svg:y="-0.053cm"><draw:text-box><text:p text:style-name="P36"><text:span text:style-name="T7">R</text:span></text:p></draw:text-box></draw:frame><draw:frame draw:style-name="gr29" draw:text-style-name="P37" svg:width="0.285cm" svg:height="0.415cm" svg:x="7.657cm" svg:y="-0.041cm"><draw:text-box><text:p text:style-name="P36"><text:span text:style-name="T7">O</text:span></text:p></draw:text-box></draw:frame><draw:frame draw:style-name="gr30" draw:text-style-name="P37" svg:width="0.228cm" svg:height="0.417cm" svg:x="8.837cm" svg:y="1.833cm"><draw:text-box><text:p text:style-name="P36"><text:span text:style-name="T7">S</text:span></text:p></draw:text-box></draw:frame><draw:frame draw:style-name="gr31" draw:text-style-name="P37" svg:width="0.228cm" svg:height="0.415cm" svg:x="4.812cm" svg:y="1.933cm"><draw:text-box><text:p text:style-name="P36"><text:span text:style-name="T7">E</text:span></text:p></draw:text-box></draw:frame><draw:frame draw:style-name="gr32" draw:text-style-name="P47" svg:width="0.876cm" svg:height="0.417cm" draw:transform="rotate (0.542099265669439) translate (5.63915277777778cm 1.59102777777778cm)"><draw:text-box><text:p text:style-name="P36"><text:span text:style-name="T12">3 cm</text:span></text:p></draw:text-box></draw:frame><draw:g draw:style-name="gr33"><draw:g draw:style-name="gr3"><draw:line draw:style-name="gr34" draw:text-style-name="P53" svg:x1="7.709cm" svg:y1="0.377cm" svg:x2="3.943cm" svg:y2="0.377cm"><text:p/></draw:line><draw:line draw:style-name="gr35" draw:text-style-name="P53" svg:x1="8.842cm" svg:y1="1.947cm" svg:x2="5.076cm" svg:y2="1.947cm"><text:p/></draw:line><draw:line draw:style-name="gr36" draw:text-style-name="P53" svg:x1="8.839cm" svg:y1="1.95cm" svg:x2="7.709cm" svg:y2="0.377cm"><text:p/></draw:line><draw:line draw:style-name="gr37" draw:text-style-name="P53" svg:x1="5.073cm" svg:y1="1.95cm" svg:x2="3.943cm" svg:y2="0.377cm"><text:p/></draw:line></draw:g><draw:line draw:style-name="gr38" draw:text-style-name="P38" svg:x1="3.949cm" svg:y1="0.377cm" svg:x2="8.839cm" svg:y2="1.945cm"><text:p/></draw:line><draw:line draw:style-name="gr38" draw:text-style-name="P38" svg:x1="5.079cm" svg:y1="1.943cm" svg:x2="7.714cm" svg:y2="0.37cm"><text:p/></draw:line></draw:g><draw:frame draw:style-name="gr39" draw:text-style-name="P37" svg:width="0.219cm" svg:height="0.415cm" svg:x="6.32cm" svg:y="0.721cm"><draw:text-box><text:p text:style-name="P36"><text:span text:style-name="T7">T</text:span></text:p></draw:text-box></draw:frame><draw:frame draw:style-name="gr40" draw:text-style-name="P47" svg:width="0.879cm" svg:height="0.415cm" draw:transform="rotate (-0.335801348083709) translate (6.97618055555556cm 1.349375cm)"><draw:text-box><text:p text:style-name="P36"><text:span text:style-name="T12">4 cm</text:span></text:p></draw:text-box></draw:frame></draw:g><text:span text:style-name="_5f_Caractères">ROSE est un parallélogramme.</text:span></text:h>
        </text:list-item>
      </text:list>
      <text:h text:style-name="_5f_Paragraphe" text:outline-level="1"><text:span text:style-name="_5f_Caractères">En justifiant ta réponse par une propriété, donne les longueurs TR et TO :</text:span></text:h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list text:continue-numbering="true" text:style-name="_5f_Numérotation_20_des_20_exercices">
        <text:list-item>
          <text:h text:style-name="P35" text:outline-level="1"><draw:g text:anchor-type="paragraph" draw:z-index="67" draw:name="Forme14" draw:style-name="gr12"><draw:frame draw:style-name="gr13" draw:text-style-name="P44" svg:width="0.592cm" svg:height="0.484cm" svg:x="8.458cm" svg:y="0.614cm"><draw:text-box><text:p text:style-name="P41"><text:span text:style-name="T10">U</text:span></text:p></draw:text-box></draw:frame><draw:frame draw:style-name="gr14" draw:text-style-name="P44" svg:width="0.657cm" svg:height="0.484cm" svg:x="4.546cm" svg:y="1.972cm"><draw:text-box><text:p text:style-name="P41"><text:span text:style-name="T10">W</text:span></text:p></draw:text-box></draw:frame><draw:line draw:style-name="gr7" draw:text-style-name="P45" svg:x1="4.812cm" svg:y1="1.986cm" svg:x2="7.207cm" svg:y2="1.986cm"><text:p/></draw:line><draw:line draw:style-name="gr7" draw:text-style-name="P45" svg:x1="8.407cm" svg:y1="0.762cm" svg:x2="7.195cm" svg:y2="1.979cm"><text:p/></draw:line><draw:line draw:style-name="gr7" draw:text-style-name="P45" svg:x1="4.812cm" svg:y1="1.986cm" svg:x2="7.207cm" svg:y2="1.986cm"><text:p/></draw:line><draw:line draw:style-name="gr7" draw:text-style-name="P45" svg:x1="5.992cm" svg:y1="0.769cm" svg:x2="8.406cm" svg:y2="0.769cm"><text:p/></draw:line><draw:line draw:style-name="gr7" draw:text-style-name="P45" svg:x1="5.992cm" svg:y1="0.769cm" svg:x2="7.209cm" svg:y2="1.986cm"><text:p/></draw:line><draw:line draw:style-name="gr7" draw:text-style-name="P45" svg:x1="4.805cm" svg:y1="1.973cm" svg:x2="8.384cm" svg:y2="0.769cm"><text:p/></draw:line><draw:frame draw:style-name="gr13" draw:text-style-name="P44" svg:width="0.426cm" svg:height="0.484cm" svg:x="7.238cm" svg:y="1.951cm"><draw:text-box><text:p text:style-name="P41"><text:span text:style-name="T10">V</text:span></text:p></draw:text-box></draw:frame><draw:frame draw:style-name="gr13" draw:text-style-name="P44" svg:width="0.59cm" svg:height="0.484cm" svg:x="5.682cm" svg:y="0.496cm"><draw:text-box><text:p text:style-name="P41"><text:span text:style-name="T10">T</text:span></text:p></draw:text-box></draw:frame><draw:frame draw:style-name="gr15" draw:text-style-name="P44" svg:width="0.768cm" svg:height="0.486cm" svg:x="6.58cm" svg:y="0.898cm"><draw:text-box><text:p text:style-name="P41"><text:span text:style-name="T10">X</text:span></text:p></draw:text-box></draw:frame><draw:frame draw:style-name="gr16" draw:text-style-name="P46" svg:width="1.02cm" svg:height="0.966cm" draw:transform="rotate (0.78784162435024) translate (7.52298611111111cm 1.59631944444444cm)"><draw:text-box><text:p text:style-name="P41"><text:span text:style-name="T11">6 cm</text:span></text:p></draw:text-box></draw:frame><draw:line draw:style-name="gr7" draw:text-style-name="P45" svg:x1="5.999cm" svg:y1="0.762cm" svg:x2="4.789cm" svg:y2="1.979cm"><text:p/></draw:line></draw:g><text:span text:style-name="_5f_Caractères">On considère le parallélogramme UVWT. </text:span></text:h>
        </text:list-item>
      </text:list>
      <text:h text:style-name="_5f_Paragraphe" text:outline-level="1"><text:span text:style-name="_5f_Caractères">En justifiant par une propriété, trouve la longueur TW :</text:span></text:h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list text:continue-numbering="true" text:style-name="_5f_Numérotation_20_des_20_exercices">
        <text:list-item>
          <text:h text:style-name="P34" text:outline-level="1"><draw:g text:anchor-type="paragraph" draw:z-index="66" draw:name="Objet de groupe 3" draw:style-name="gr17"><draw:frame draw:style-name="gr2" draw:text-style-name="P37" svg:width="0.399cm" svg:height="0.664cm" svg:x="7.59cm" svg:y="0.797cm"><draw:text-box><text:p text:style-name="P36"><text:span text:style-name="T7">B</text:span></text:p></draw:text-box></draw:frame><draw:frame draw:style-name="gr2" draw:text-style-name="P37" svg:width="0.396cm" svg:height="0.664cm" svg:x="8.56cm" svg:y="2.896cm"><draw:text-box><text:p text:style-name="P36"><text:span text:style-name="T7">L</text:span></text:p></draw:text-box></draw:frame><draw:frame draw:style-name="gr2" draw:text-style-name="P37" svg:width="0.396cm" svg:height="0.664cm" svg:x="4.69cm" svg:y="2.997cm"><draw:text-box><text:p text:style-name="P36"><text:span text:style-name="T7">E</text:span></text:p></draw:text-box></draw:frame><draw:frame draw:style-name="gr2" draw:text-style-name="P37" svg:width="0.396cm" svg:height="0.664cm" svg:x="3.844cm" svg:y="0.88cm"><draw:text-box><text:p text:style-name="P36"><text:span text:style-name="T7">U</text:span></text:p></draw:text-box></draw:frame><draw:frame draw:style-name="gr18" draw:text-style-name="P47" svg:width="1.579cm" svg:height="0.625cm" svg:x="3.729cm" svg:y="2.072cm"><draw:text-box><text:p text:style-name="P36"><text:span text:style-name="T12">4 cm</text:span></text:p></draw:text-box></draw:frame><draw:frame draw:style-name="gr18" draw:text-style-name="P47" svg:width="1.579cm" svg:height="0.625cm" svg:x="5.99cm" svg:y="3.069cm"><draw:text-box><text:p text:style-name="P36"><text:span text:style-name="T12">6 cm</text:span></text:p></draw:text-box></draw:frame><draw:frame draw:style-name="gr18" draw:text-style-name="P47" svg:width="1.579cm" svg:height="0.625cm" svg:x="4.609cm" svg:y="1.534cm"><draw:text-box><text:p text:style-name="P36"><text:span text:style-name="T12">55°</text:span></text:p></draw:text-box></draw:frame><draw:g draw:style-name="gr3"><draw:path draw:style-name="gr19" draw:text-style-name="P48" svg:width="3.454cm" svg:height="0.077cm" svg:x="4.346cm" svg:y="1.267cm" svg:viewBox="0 0 3455 78" svg:d="M0 0c187 9 372 48 561 39 197-8 398 0 597 0 193 0 387-18 579 0 180 18 363 27 543 20 200-10 395 19 597 19 188 0 373-39 561-19h17"><text:p/></draw:path><draw:path draw:style-name="gr19" draw:text-style-name="P48" svg:width="0.778cm" svg:height="1.782cm" svg:x="4.325cm" svg:y="1.286cm" svg:viewBox="0 0 779 1783" svg:d="M0 0c99 195 168 400 253 601 84 193 170 386 254 582l108 232 90 194 74 174"><text:p/></draw:path><draw:path draw:style-name="gr19" draw:text-style-name="P48" svg:width="0.777cm" svg:height="1.781cm" svg:x="7.782cm" svg:y="1.339cm" svg:viewBox="0 0 778 1782" svg:d="M0 0c97 195 167 398 252 601 83 193 169 386 253 580l108 234 92 194 73 173"><text:p/></draw:path><draw:path draw:style-name="gr19" draw:text-style-name="P48" svg:width="3.471cm" svg:height="0.062cm" svg:x="5.108cm" svg:y="3.068cm" svg:viewBox="0 0 3472 63" svg:d="M0 0c197 21 397 51 595 59 242 8 483 0 725 0 216 0 434 4 650 0 223-6 447 1 668-20 187-18 376 0 562 0h182l90 20"><text:p/></draw:path><draw:ellipse draw:style-name="gr20" draw:text-style-name="P38" svg:width="1.031cm" svg:height="1.108cm" svg:x="3.842cm" svg:y="0.839cm" draw:kind="arc" draw:start-angle="296.18" draw:end-angle="6.45"><text:p/></draw:ellipse><draw:ellipse draw:style-name="gr20" draw:text-style-name="P38" svg:width="1.456cm" svg:height="1.562cm" svg:x="7.832cm" svg:y="2.29cm" draw:kind="arc" draw:start-angle="117.67" draw:end-angle="181.05"><text:p/></draw:ellipse></draw:g></draw:g><text:span text:style-name="_5f_Caractères_5f_gras">Le grand bleu</text:span></text:h>
        </text:list-item>
      </text:list>
      <text:h text:style-name="_5f_Paragraphe" text:outline-level="1"><text:span text:style-name="_5f_Caractères">Le parallélogramme BLEU ci-dessous a été tracé à main levée.</text:span></text:h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Sur la figure, ajoute le codage des angles et des longueurs .</text:span></text:h>
            </text:list-item>
            <text:list-item>
              <text:h text:style-name="P31" text:outline-level="2"><text:span text:style-name="_5f_Caractères">Justifie la mesure de l'angle </text:span><text:span text:style-name="_5f_Caractères"><draw:frame draw:style-name="fr2" draw:name="Objet13" text:anchor-type="as-char" svg:y="-0.376cm" svg:width="0.658cm" svg:height="0.459cm" draw:z-index="7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list text:continue-numbering="true" text:style-name="_5f_Numérotation_20_des_20_exercices">
        <text:list-item>
          <text:list>
            <text:list-item>
              <text:h text:style-name="P31" text:outline-level="2"><text:span text:style-name="_5f_Caractères">Justifie la longueur BU.</text:span></text:h>
            </text:list-item>
          </text:list>
        </text:list-item>
      </text:list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p text:style-name="_5f_Paragraphe_5f_Réponse_5f_Elève"><text:span text:style-name="_5f_pointillés_20_gris"><text:tab/><text:tab/></text:span></text:p>
      <text:list text:continue-numbering="true" text:style-name="_5f_Numérotation_20_des_20_exercices">
        <text:list-item>
          <text:h text:style-name="P32" text:outline-level="1"><text:span text:style-name="_5f_Caractères">On considère le parallélogramme ABCD. </text:span></text:h>
        </text:list-item>
      </text:list>
      <text:h text:style-name="_5f_Paragraphe" text:outline-level="1"><draw:g text:anchor-type="paragraph" draw:z-index="68" draw:name="Forme13" draw:style-name="gr6"><draw:line draw:style-name="gr7" draw:text-style-name="P40" svg:x1="5.455cm" svg:y1="0.217cm" svg:x2="6.233cm" svg:y2="1.471cm"><text:p/></draw:line><draw:line draw:style-name="gr7" draw:text-style-name="P40" svg:x1="2.876cm" svg:y1="0.217cm" svg:x2="3.652cm" svg:y2="1.471cm"><text:p/></draw:line><draw:line draw:style-name="gr7" draw:text-style-name="P40" svg:x1="2.876cm" svg:y1="0.217cm" svg:x2="5.469cm" svg:y2="0.217cm"><text:p/></draw:line><draw:frame draw:style-name="gr8" draw:text-style-name="P42" svg:width="0.246cm" svg:height="0.414cm" svg:x="5.512cm" svg:y="-0.092cm"><draw:text-box><text:p text:style-name="P41"><text:span text:style-name="T8">B</text:span></text:p></draw:text-box></draw:frame><draw:frame draw:style-name="gr9" draw:text-style-name="P42" svg:width="0.276cm" svg:height="0.491cm" svg:x="3.38cm" svg:y="1.436cm"><draw:text-box><text:p text:style-name="P41"><text:span text:style-name="T8">D</text:span></text:p></draw:text-box></draw:frame><draw:line draw:style-name="gr7" draw:text-style-name="P40" svg:x1="3.651cm" svg:y1="1.466cm" svg:x2="6.246cm" svg:y2="1.466cm"><text:p/></draw:line><draw:frame draw:style-name="gr8" draw:text-style-name="P42" svg:width="0.246cm" svg:height="0.414cm" svg:x="6.303cm" svg:y="1.407cm"><draw:text-box><text:p text:style-name="P41"><text:span text:style-name="T8">A</text:span></text:p></draw:text-box></draw:frame><draw:frame draw:style-name="gr10" draw:text-style-name="P43" svg:width="0.63cm" svg:height="0.414cm" svg:x="5.378cm" svg:y="1.07cm"><draw:text-box><text:p text:style-name="P41"><text:span text:style-name="T9">67°</text:span></text:p></draw:text-box></draw:frame><draw:frame draw:style-name="gr11" draw:text-style-name="P42" svg:width="0.251cm" svg:height="0.414cm" svg:x="2.549cm" svg:y="-0.058cm"><draw:text-box><text:p text:style-name="P41"><text:span text:style-name="T8">C</text:span></text:p></draw:text-box></draw:frame><draw:ellipse draw:style-name="gr7" draw:text-style-name="P40" svg:width="0.673cm" svg:height="0.662cm" svg:x="5.911cm" svg:y="1.088cm" draw:kind="arc" draw:start-angle="128.28" draw:end-angle="189.86"><text:p/></draw:ellipse></draw:g><text:span text:style-name="_5f_Caractères">En justifiant par une propriété, calcule la mesure de l'angle </text:span><text:span text:style-name="_5f_Caractères"><draw:frame draw:style-name="fr2" draw:name="Objet14" text:anchor-type="as-char" svg:y="-0.381cm" svg:width="0.741cm" svg:height="0.464cm" draw:z-index="7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.</text:span></text:h>
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stroke-dash draw:name="Dashed_20__28_var_29__20_2" draw:display-name="Dashed (var) 2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49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i</text:span><text:span text:style-name="MT1">e </text:span></text:p></draw:text-box></draw:frame><draw:line text:anchor-type="paragraph" draw:z-index="57" draw:name="Ligne_Entete_Impair_Mesures_2col" draw:style-name="Mgr3" draw:text-style-name="MP3" svg:x1="16.023cm" svg:y1="0.36cm" svg:x2="20.496cm" svg:y2="0.36cm"><text:p/></draw:line><draw:line text:anchor-type="paragraph" draw:z-index="62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50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8" draw:name="Ligne_Entete_Pair_Mesures_2col" draw:style-name="Mgr3" draw:text-style-name="MP3" svg:x1="16.023cm" svg:y1="0.36cm" svg:x2="20.496cm" svg:y2="0.36cm"><text:p/></draw:line><draw:line text:anchor-type="paragraph" draw:z-index="63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7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1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5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8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2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</text:span><text:span text:style-name="MT1">ie </text:span></text:p></draw:text-box></draw:frame><draw:line text:anchor-type="paragraph" draw:z-index="56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6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</text:span><text:span text:style-name="MT1">rie </text:span></text:p></draw:text-box></draw:frame><draw:line text:anchor-type="paragraph" draw:z-index="45" draw:name="Ligne_Entete_Impair_Donnees_2col" draw:style-name="Mgr7" draw:text-style-name="MP3" svg:x1="16.023cm" svg:y1="0.36cm" svg:x2="20.496cm" svg:y2="0.36cm"><text:p/></draw:line><draw:line text:anchor-type="paragraph" draw:z-index="60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6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8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6" draw:name="Ligne_Entete_Pair_Donnees_2col" draw:style-name="Mgr7" draw:text-style-name="MP3" svg:x1="16.023cm" svg:y1="0.36cm" svg:x2="20.496cm" svg:y2="0.36cm"><text:p/></draw:line><draw:line text:anchor-type="paragraph" draw:z-index="61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2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r</text:span><text:span text:style-name="MT1">ie </text:span></text:p></draw:text-box></draw:frame><draw:line text:anchor-type="paragraph" draw:z-index="44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33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3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29" draw:name="Ligne_Entete_Impair_Geometrie_2col" draw:style-name="Mgr10" draw:text-style-name="MP3" svg:x1="17.5cm" svg:y1="0.36cm" svg:x2="20.999cm" svg:y2="0.36cm"><text:p/></draw:line><draw:line text:anchor-type="paragraph" draw:z-index="41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Propriété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59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31" draw:name="Ligne_Entete_Pair_Geometrie_2col" draw:style-name="Mgr10" draw:text-style-name="MP3" svg:x1="17.5cm" svg:y1="0.36cm" svg:x2="20.999cm" svg:y2="0.36cm"><text:p/></draw:line><draw:line text:anchor-type="paragraph" draw:z-index="42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Propriété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65"><draw:text-box fo:min-height="0.499cm" fo:min-width="5.126cm"><text:h text:style-name="MP7" text:outline-level="1">Parallélogrammes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Parallélogram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5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4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26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0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7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8" draw:name="Ligne_Entete_Impair_Numerique_2col" draw:style-name="Mgr14" draw:text-style-name="MP3" svg:x1="16.023cm" svg:y1="0.36cm" svg:x2="20.496cm" svg:y2="0.36cm"><text:p/></draw:line><draw:line text:anchor-type="paragraph" draw:z-index="22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9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Numerique_2col" draw:style-name="Mgr14" draw:text-style-name="MP3" svg:x1="16.023cm" svg:y1="0.36cm" svg:x2="20.496cm" svg:y2="0.36cm"><text:p/></draw:line><draw:line text:anchor-type="paragraph" draw:z-index="23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7:36:28.451000000</meta:creation-date>
    <meta:generator>LibreOffice/7.6.1.2$Linux_X86_64 LibreOffice_project/f5defcebd022c5bc36bbb79be232cb6926d8f674</meta:generator>
    <meta:editing-duration>PT47M36S</meta:editing-duration>
    <meta:editing-cycles>14</meta:editing-cycles>
    <dc:date>2024-07-03T08:37:06.171643675</dc:date>
    <meta:print-date>2024-07-03T08:26:05.956853268</meta:print-date>
    <meta:printed-by>PDF files</meta:printed-by>
    <meta:document-statistic meta:table-count="0" meta:image-count="0" meta:object-count="8" meta:page-count="1" meta:paragraph-count="83" meta:word-count="339" meta:character-count="1902" meta:non-whitespace-character-count="1563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style mathsize="10pt">
      <mover accent="true">
        <mi>PCR</mi>
        <mo stretchy="true">^</mo>
      </mover>
    </mstyle>
    <annotation encoding="StarMath 5.0"> size 10 {widehat  PCR }</annotation>
  </semantics>
</math>
</file>

<file path=Object 2/content.xml><?xml version="1.0" encoding="utf-8"?>
<math xmlns="http://www.w3.org/1998/Math/MathML" display="block">
  <semantics>
    <mstyle mathsize="10pt">
      <mover accent="true">
        <mi>PAR</mi>
        <mo stretchy="true">^</mo>
      </mover>
    </mstyle>
    <annotation encoding="StarMath 5.0"> size 10 {widehat  PAR }</annotation>
  </semantics>
</math>
</file>

<file path=Object 3/content.xml><?xml version="1.0" encoding="utf-8"?>
<math xmlns="http://www.w3.org/1998/Math/MathML" display="block">
  <semantics>
    <mover accent="true">
      <mi>BLE</mi>
      <mo stretchy="true">^</mo>
    </mover>
    <annotation encoding="StarMath 5.0"> widehat BLE</annotation>
  </semantics>
</math>
</file>

<file path=Object 4/content.xml><?xml version="1.0" encoding="utf-8"?>
<math xmlns="http://www.w3.org/1998/Math/MathML" display="block">
  <semantics>
    <mover accent="true">
      <mi>CBA</mi>
      <mo stretchy="true">^</mo>
    </mover>
    <annotation encoding="StarMath 5.0"> widehat  CBA
</annotation>
  </semantics>
</math>
</file>

<file path=Object 5/content.xml><?xml version="1.0" encoding="utf-8"?>
<math xmlns="http://www.w3.org/1998/Math/MathML" display="block">
  <semantics>
    <mstyle mathsize="10pt">
      <mover accent="true">
        <mi>PAR</mi>
        <mo stretchy="true">^</mo>
      </mover>
    </mstyle>
    <annotation encoding="StarMath 5.0"> size 10 {widehat  PAR }</annotation>
  </semantics>
</math>
</file>

<file path=Object 6/content.xml><?xml version="1.0" encoding="utf-8"?>
<math xmlns="http://www.w3.org/1998/Math/MathML" display="block">
  <semantics>
    <mstyle mathsize="10pt">
      <mover accent="true">
        <mi>CPA</mi>
        <mo stretchy="true">^</mo>
      </mover>
    </mstyle>
    <annotation encoding="StarMath 5.0"> size 10 {widehat  CPA }</annotation>
  </semantics>
</math>
</file>

<file path=Object 7/content.xml><?xml version="1.0" encoding="utf-8"?>
<math xmlns="http://www.w3.org/1998/Math/MathML" display="block">
  <semantics>
    <mstyle mathsize="10pt">
      <mover accent="true">
        <mi>CRA</mi>
        <mo stretchy="true">^</mo>
      </mover>
    </mstyle>
    <annotation encoding="StarMath 5.0"> size 10 {widehat  CRA }</annotation>
  </semantics>
</math>
</file>

<file path=Object 8/content.xml><?xml version="1.0" encoding="utf-8"?>
<math xmlns="http://www.w3.org/1998/Math/MathML" display="block">
  <semantics>
    <mstyle mathsize="10pt">
      <mover accent="true">
        <mi>CPA</mi>
        <mo stretchy="true">^</mo>
      </mover>
    </mstyle>
    <annotation encoding="StarMath 5.0"> size 10 {widehat  CPA }</annotation>
  </semantics>
</math>
</file>